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ef40" officeooo:paragraph-rsid="0018ef40"/>
    </style:style>
    <style:style style:name="P2" style:family="paragraph" style:parent-style-name="Standard">
      <style:text-properties officeooo:rsid="001a0317" officeooo:paragraph-rsid="001a0317"/>
    </style:style>
    <style:style style:name="P3" style:family="paragraph" style:parent-style-name="Standard">
      <style:text-properties officeooo:paragraph-rsid="001a0317"/>
    </style:style>
    <style:style style:name="P4" style:family="paragraph" style:parent-style-name="Standard">
      <style:text-properties fo:font-weight="bold" officeooo:rsid="001b55d3" officeooo:paragraph-rsid="001b55d3" style:font-weight-asian="bold" style:font-weight-complex="bold"/>
    </style:style>
    <style:style style:name="P5" style:family="paragraph" style:parent-style-name="Standard">
      <style:text-properties fo:font-weight="bold" officeooo:rsid="001ed778" officeooo:paragraph-rsid="001ed778" style:font-weight-asian="bold" style:font-weight-complex="bold"/>
    </style:style>
    <style:style style:name="P6" style:family="paragraph" style:parent-style-name="Standard">
      <style:text-properties fo:font-weight="bold" officeooo:rsid="001eebbd" officeooo:paragraph-rsid="001eebbd" style:font-weight-asian="bold" style:font-weight-complex="bold"/>
    </style:style>
    <style:style style:name="P7" style:family="paragraph" style:parent-style-name="Standard">
      <style:text-properties fo:font-weight="bold" officeooo:rsid="0023f370" officeooo:paragraph-rsid="0023f370" style:font-weight-asian="bold" style:font-weight-complex="bold"/>
    </style:style>
    <style:style style:name="P8" style:family="paragraph" style:parent-style-name="Standard">
      <style:text-properties officeooo:rsid="00217077" officeooo:paragraph-rsid="00217077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a0317" style:font-name-asian="Liberation Serif1" style:font-name-complex="Liberation Serif1"/>
    </style:style>
    <style:style style:name="T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1" fo:font-weight="normal" officeooo:rsid="001c2091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fo:font-weight="normal" officeooo:rsid="0023f370" style:font-name-asian="Liberation Serif1" style:font-weight-asian="normal" style:font-name-complex="Liberation Serif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iar no GitHub um repositório remoto (AvaliacaoAp1)</text:p>
      <text:p text:style-name="P1">1. [Code <text:span text:style-name="T1">ˇ] Copy</text:span></text:p>
      <text:p text:style-name="P1"><text:span text:style-name="T1"/></text:p>
      <text:p text:style-name="P2"><text:span text:style-name="T1">2. Git Bash Here… na pasta da avaliação (no local)</text:span></text:p>
      <text:p text:style-name="P3"><text:span text:style-name="T2">2. git clone https://github.com/EduAug/AvaliacaoAp1.git</text:span></text:p>
      <text:p text:style-name="P2"><text:span text:style-name="T1">2. cd AvaliacaoAp1</text:span></text:p>
      <text:p text:style-name="P2"><text:span text:style-name="T1">2. touch ap1.txt</text:span></text:p>
      <text:p text:style-name="P2"><text:span text:style-name="T1">2. git status</text:span></text:p>
      <text:p text:style-name="P2"><text:span text:style-name="T1"/></text:p>
      <text:p text:style-name="P2"><text:span text:style-name="T1">3. git add . &amp;&amp; git commit -m”adição ap1.txt” &amp;&amp; git push</text:span></text:p>
      <text:p text:style-name="P4"><text:span text:style-name="T4"/></text:p>
      <text:p text:style-name="P5"><text:span text:style-name="T4">4. </text:span><text:span text:style-name="T3">touch ap1-1.txt</text:span></text:p>
      <text:p text:style-name="P5"><text:span text:style-name="T3">- Alteração no arquivo ap1-1.txt feita exterior ao git bash -</text:span></text:p>
      <text:p text:style-name="P5"><text:span text:style-name="T3"/></text:p>
      <text:p text:style-name="P6"><text:span text:style-name="T3">5. git status</text:span></text:p>
      <text:p text:style-name="P6"><text:span text:style-name="T3">5. git add .</text:span></text:p>
      <text:p text:style-name="P6"><text:span text:style-name="T3">5. git status</text:span></text:p>
      <text:p text:style-name="P6"><text:span text:style-name="T3">5. git commit -m”ap1-1.txt commitada na AvaliacaoAp1”</text:span></text:p>
      <text:p text:style-name="P6"><text:span text:style-name="T3">5. git status</text:span></text:p>
      <text:p text:style-name="P6"><text:span text:style-name="T3">5. git push</text:span></text:p>
      <text:p text:style-name="P6"><text:span text:style-name="T3">5. git status</text:span></text:p>
      <text:p text:style-name="P6"><text:span text:style-name="T5"/></text:p>
      <text:p text:style-name="P6"><text:span text:style-name="T5">- Adição deste documento feito externamente ao git bash-</text:span></text:p>
      <text:p text:style-name="P7"><text:span text:style-name="T3">6. git status</text:span></text:p>
      <text:p text:style-name="P7"><text:span text:style-name="T3">6. git add . &amp;&amp; git commit -m”Add documento com os comandos e passos” &amp;&amp; git push</text:span></text:p>
      <text:p text:style-name="P6"><text:span text:style-name="T3"/></text:p>
      <text:p text:style-name="P2"><text:span text:style-name="T1"/></text:p>
      <text:p text:style-name="P8"><text:span text:style-name="T1">~Explicação dos comandos utilizados no terminal do git bash</text:span></text:p>
      <text:p text:style-name="P2"><text:span text:style-name="T1"/></text:p>
      <text:p text:style-name="P4"><text:span text:style-name="T1">git clone – </text:span><text:span text:style-name="T3">Clona um repositório remoto do GitHub para a máquina local</text:span></text:p>
      <text:p text:style-name="P4"><text:span text:style-name="T1">cd ...-</text:span><text:span text:style-name="T3"> Permite a “entrada” em pastas e “subníveis” presentes no repositório </text:span></text:p>
      <text:p text:style-name="P4"><text:span text:style-name="T1">touch ...-</text:span><text:span text:style-name="T3"> </text:span><text:span text:style-name="T4">Cria um arquivo pelo terminal do git bash</text:span><text:span text:style-name="T3"> </text:span></text:p>
      <text:p text:style-name="P4"><text:span text:style-name="T1">git status – </text:span><text:span text:style-name="T4">Relata o status do git, como mudanças em arquivos e diferenças comparado ao remoto</text:span></text:p>
      <text:p text:style-name="P4"><text:span text:style-name="T1">git add . - </text:span><text:span text:style-name="T4">Adiciona o arquivo alterado a “lista” de commits a ser realizado</text:span></text:p>
      <text:p text:style-name="P4"><text:span text:style-name="T1">git commit -m”…” - </text:span><text:span text:style-name="T3">“</text:span><text:span text:style-name="T4">Embala” e etiqueta (mensagem) os arquivos alterados a serem enviados ao GitHub</text:span></text:p>
      <text:p text:style-name="P4"><text:span text:style-name="T1">git push – </text:span><text:span text:style-name="T4">Envia os arquivos embalados no local para o repositório remoto no GitHub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19:53:48.235000000</dc:date>
    <meta:editing-duration>PT18M38S</meta:editing-duration>
    <meta:editing-cycles>10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8" meta:word-count="220" meta:character-count="1248" meta:non-whitespace-character-count="1051"/>
  </office:meta>
</office:document-meta>
</file>